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05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benname</text:p>
          </table:table-cell>
          <table:table-cell office:value-type="string">
            <text:p>Dosis</text:p>
          </table:table-cell>
          <table:table-cell office:value-type="string">
            <text:p>Entwicklungszeit</text:p>
          </table:table-cell>
          <table:table-cell office:value-type="string">
            <text:p>Periodenlänge</text:p>
          </table:table-cell>
          <table:table-cell office:value-type="string">
            <text:p>max Amplitude</text:p>
          </table:table-cell>
          <table:table-cell office:value-type="string">
            <text:p>min Amplitude</text:p>
          </table:table-cell>
        </table:table-row>
        <table:table-row table:style-name="ro1">
          <table:table-cell/>
          <table:table-cell office:value-type="string">
            <text:p>mJ</text:p>
          </table:table-cell>
          <table:table-cell office:value-type="string">
            <text:p>s</text:p>
          </table:table-cell>
          <table:table-cell office:value-type="string">
            <text:p>nm</text:p>
          </table:table-cell>
          <table:table-cell table:number-columns-repeated="2"/>
        </table:table-row>
        <table:table-row table:style-name="ro1">
          <table:table-cell office:value-type="string">
            <text:p>10mj_10s_w1</text:p>
          </table:table-cell>
          <table:table-cell table:number-columns-repeated="2" office:value-type="float" office:value="10">
            <text:p>10</text:p>
          </table:table-cell>
          <table:table-cell office:value-type="float" office:value="248">
            <text:p>248</text:p>
          </table:table-cell>
          <table:table-cell table:number-columns-repeated="2" office:value-type="string">
            <text:p>---------------</text:p>
          </table:table-cell>
        </table:table-row>
        <table:table-row table:style-name="ro1">
          <table:table-cell office:value-type="string">
            <text:p>20mj_10s_w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89.223">
            <text:p>89.223</text:p>
          </table:table-cell>
          <table:table-cell office:value-type="float" office:value="75.949">
            <text:p>75.949</text:p>
          </table:table-cell>
        </table:table-row>
        <table:table-row table:style-name="ro1">
          <table:table-cell office:value-type="string">
            <text:p>20mj_10s_w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87.036">
            <text:p>87.036</text:p>
          </table:table-cell>
          <table:table-cell office:value-type="float" office:value="74.204">
            <text:p>74.204</text:p>
          </table:table-cell>
        </table:table-row>
        <table:table-row table:style-name="ro1">
          <table:table-cell office:value-type="string">
            <text:p>20mj_10s_w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92.857">
            <text:p>92.857</text:p>
          </table:table-cell>
          <table:table-cell office:value-type="float" office:value="78.479">
            <text:p>78.479</text:p>
          </table:table-cell>
        </table:table-row>
        <table:table-row table:style-name="ro1">
          <table:table-cell office:value-type="string">
            <text:p>40mj_2s_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67.091">
            <text:p>67.091</text:p>
          </table:table-cell>
          <table:table-cell office:value-type="float" office:value="17.811">
            <text:p>17.811</text:p>
          </table:table-cell>
        </table:table-row>
        <table:table-row table:style-name="ro1">
          <table:table-cell office:value-type="string">
            <text:p>40mj_2s_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6.354">
            <text:p>46.354</text:p>
          </table:table-cell>
          <table:table-cell office:value-type="float" office:value="35.646">
            <text:p>35.646</text:p>
          </table:table-cell>
        </table:table-row>
        <table:table-row table:style-name="ro1">
          <table:table-cell office:value-type="string">
            <text:p>40mj_2s_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56.392">
            <text:p>56.392</text:p>
          </table:table-cell>
          <table:table-cell office:value-type="float" office:value="33.488">
            <text:p>33.488</text:p>
          </table:table-cell>
        </table:table-row>
        <table:table-row table:style-name="ro1">
          <table:table-cell office:value-type="string">
            <text:p>80mj_10s_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office:value-type="float" office:value="75.302">
            <text:p>75.302</text:p>
          </table:table-cell>
          <table:table-cell office:value-type="float" office:value="66.676">
            <text:p>66.676</text:p>
          </table:table-cell>
        </table:table-row>
        <table:table-row table:style-name="ro1">
          <table:table-cell office:value-type="string">
            <text:p>80mj_10s_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office:value-type="float" office:value="75.657">
            <text:p>75.657</text:p>
          </table:table-cell>
          <table:table-cell office:value-type="float" office:value="63.891">
            <text:p>63.891</text:p>
          </table:table-cell>
        </table:table-row>
        <table:table-row table:style-name="ro1">
          <table:table-cell office:value-type="string">
            <text:p>80mj_2s_1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/>
          <table:table-cell office:value-type="float" office:value="47.875">
            <text:p>47.875</text:p>
          </table:table-cell>
          <table:table-cell office:value-type="float" office:value="38.164">
            <text:p>38.164</text:p>
          </table:table-cell>
        </table:table-row>
        <table:table-row table:style-name="ro1">
          <table:table-cell office:value-type="string">
            <text:p>80mj_2s_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/>
          <table:table-cell office:value-type="float" office:value="49.526">
            <text:p>49.526</text:p>
          </table:table-cell>
          <table:table-cell office:value-type="float" office:value="34.096">
            <text:p>34.096</text:p>
          </table:table-cell>
        </table:table-row>
        <table:table-row table:style-name="ro1">
          <table:table-cell office:value-type="string">
            <text:p>120mj_10s_1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/>
          <table:table-cell office:value-type="float" office:value="62.103">
            <text:p>62.103</text:p>
          </table:table-cell>
          <table:table-cell office:value-type="float" office:value="56.486">
            <text:p>56.486</text:p>
          </table:table-cell>
        </table:table-row>
        <table:table-row table:style-name="ro1">
          <table:table-cell office:value-type="string">
            <text:p>120mj_10s_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/>
          <table:table-cell office:value-type="float" office:value="58.119">
            <text:p>58.119</text:p>
          </table:table-cell>
          <table:table-cell office:value-type="float" office:value="52.78">
            <text:p>52.78</text:p>
          </table:table-cell>
        </table:table-row>
        <table:table-row table:style-name="ro1">
          <table:table-cell office:value-type="string">
            <text:p>160mj_10s_1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/>
          <table:table-cell office:value-type="float" office:value="17.198">
            <text:p>17.198</text:p>
          </table:table-cell>
          <table:table-cell office:value-type="float" office:value="11.67">
            <text:p>11.67</text:p>
          </table:table-cell>
        </table:table-row>
        <table:table-row table:style-name="ro1">
          <table:table-cell office:value-type="string">
            <text:p>160mj_10s_2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/>
          <table:table-cell office:value-type="float" office:value="20.588">
            <text:p>20.588</text:p>
          </table:table-cell>
          <table:table-cell office:value-type="float" office:value="14.027">
            <text:p>14.027</text:p>
          </table:table-cell>
        </table:table-row>
        <table:table-row table:style-name="ro1">
          <table:table-cell office:value-type="string">
            <text:p>40mj_5s_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99.745">
            <text:p>99.745</text:p>
          </table:table-cell>
          <table:table-cell office:value-type="float" office:value="91.346">
            <text:p>91.346</text:p>
          </table:table-cell>
        </table:table-row>
        <table:table-row table:style-name="ro1">
          <table:table-cell office:value-type="string">
            <text:p>40mj_5s_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97.886">
            <text:p>97.886</text:p>
          </table:table-cell>
          <table:table-cell office:value-type="float" office:value="84.659">
            <text:p>84.659</text:p>
          </table:table-cell>
        </table:table-row>
        <table:table-row table:style-name="ro1">
          <table:table-cell office:value-type="string">
            <text:p>40mj_5s_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106.66">
            <text:p>106.66</text:p>
          </table:table-cell>
          <table:table-cell office:value-type="float" office:value="88.744">
            <text:p>88.744</text:p>
          </table:table-cell>
        </table:table-row>
        <table:table-row table:style-name="ro1">
          <table:table-cell office:value-type="string">
            <text:p>80mj_5s_1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/>
          <table:table-cell office:value-type="float" office:value="38.614">
            <text:p>38.614</text:p>
          </table:table-cell>
          <table:table-cell office:value-type="float" office:value="32.545">
            <text:p>32.545</text:p>
          </table:table-cell>
        </table:table-row>
        <table:table-row table:style-name="ro1">
          <table:table-cell office:value-type="string">
            <text:p>80mj_5s_2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/>
          <table:table-cell office:value-type="float" office:value="40.082">
            <text:p>40.082</text:p>
          </table:table-cell>
          <table:table-cell office:value-type="float" office:value="33.377">
            <text:p>33.377</text:p>
          </table:table-cell>
        </table:table-row>
        <table:table-row table:style-name="ro1">
          <table:table-cell office:value-type="string">
            <text:p>80mj_5s_3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/>
          <table:table-cell office:value-type="float" office:value="43.427">
            <text:p>43.427</text:p>
          </table:table-cell>
          <table:table-cell office:value-type="float" office:value="32.475">
            <text:p>32.475</text:p>
          </table:table-cell>
        </table:table-row>
        <table:table-row table:style-name="ro1">
          <table:table-cell office:value-type="string">
            <text:p>120mj_5s_1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/>
          <table:table-cell office:value-type="float" office:value="9.493">
            <text:p>9.493</text:p>
          </table:table-cell>
          <table:table-cell office:value-type="float" office:value="7.55">
            <text:p>7.55</text:p>
          </table:table-cell>
        </table:table-row>
        <table:table-row table:style-name="ro1">
          <table:table-cell office:value-type="string">
            <text:p>160mj_5s_1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/>
          <table:table-cell office:value-type="float" office:value="15.929">
            <text:p>15.929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office:value-type="string">
            <text:p>160mj_5s_2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/>
          <table:table-cell office:value-type="float" office:value="20.191">
            <text:p>20.191</text:p>
          </table:table-cell>
          <table:table-cell office:value-type="float" office:value="12.373">
            <text:p>12.373</text:p>
          </table:table-cell>
        </table:table-row>
      </table:table>
      <table:table table:name="Tabelle2" table:style-name="ta1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22:41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2T21:56:06</meta:creation-date>
    <dc:date>2011-09-02T22:41:57</dc:date>
    <meta:editing-duration>PT45M57S</meta:editing-duration>
    <meta:editing-cycles>2</meta:editing-cycles>
    <meta:generator>LibreOffice/3.4$Linux LibreOffice_project/340m1$Build-203</meta:generator>
    <meta:document-statistic meta:table-count="3" meta:cell-count="130" meta:object-count="0"/>
  </office:meta>
</office:document-meta>
</file>